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1882in" fo:margin-left="0in" fo:margin-top="0in" fo:margin-bottom="0in" table:align="left" style:writing-mode="lr-tb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0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3.9958in"/>
    </style:style>
    <style:style style:name="Table2.B" style:family="table-column">
      <style:table-column-properties style:column-width="1.0632in"/>
    </style:style>
    <style:style style:name="Table2.C" style:family="table-column">
      <style:table-column-properties style:column-width="1.43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3.0632in"/>
    </style:style>
    <style:style style:name="Table3.D" style:family="table-column">
      <style:table-column-properties style:column-width="0.87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rsid="00178619" officeooo:paragraph-rsid="00178619"/>
    </style:style>
    <style:style style:name="P2" style:family="paragraph" style:parent-style-name="Standard">
      <style:text-properties fo:font-size="11pt" style:text-underline-style="none" fo:font-weight="normal" officeooo:rsid="00178619" officeooo:paragraph-rsid="00178619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78619" officeooo:paragraph-rsid="00178619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7b92d" officeooo:paragraph-rsid="0017b92d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78619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7b9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eam Start-up Sheet</text:span></text:p>
      <text:p text:style-name="Standard">Product name ______<text:span text:style-name="T6">Type</text:span>_____________________________________________ <text:s/>section _<text:span text:style-name="T6">12</text:span>_</text:p>
      <text:p text:style-name="Standard"><text:span text:style-name="T2">Contacts for team memb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Email</text:p>
          </table:table-cell>
          <table:table-cell table:style-name="Table1.A1" office:value-type="string">
            <text:p text:style-name="P3">Phone</text:p>
          </table:table-cell>
          <table:table-cell table:style-name="Table1.A1" office:value-type="string">
            <text:p text:style-name="P3">Best way to reach</text:p>
          </table:table-cell>
        </table:table-row>
        <table:table-row table:style-name="Table1.1">
          <table:table-cell table:style-name="Table1.A1" office:value-type="string">
            <text:p text:style-name="P4">Bailey Morgan</text:p>
          </table:table-cell>
          <table:table-cell table:style-name="Table1.A1" office:value-type="string">
            <text:p text:style-name="P4"><text:a xlink:type="simple" xlink:href="mailto:morgabm@mail.uc.edu" text:style-name="Internet_20_link" text:visited-style-name="Visited_20_Internet_20_Link">morgabm@mail.uc.edu</text:a></text:p>
          </table:table-cell>
          <table:table-cell table:style-name="Table1.A1" office:value-type="string">
            <text:p text:style-name="P4">513-816-5807</text:p>
          </table:table-cell>
          <table:table-cell table:style-name="Table1.A1" office:value-type="string">
            <text:p text:style-name="P4">Idc</text:p>
          </table:table-cell>
        </table:table-row>
        <table:table-row table:style-name="Table1.1">
          <table:table-cell table:style-name="Table1.A1" office:value-type="string">
            <text:p text:style-name="P4">Spencer Snider</text:p>
          </table:table-cell>
          <table:table-cell table:style-name="Table1.A1" office:value-type="string">
            <text:p text:style-name="P4"><text:a xlink:type="simple" xlink:href="mailto:snidersc@mail.uc.edu" text:style-name="Internet_20_link" text:visited-style-name="Visited_20_Internet_20_Link">snidersc@mail.uc.edu</text:a></text:p>
          </table:table-cell>
          <table:table-cell table:style-name="Table1.A1" office:value-type="string">
            <text:p text:style-name="P4">513-519-7218</text:p>
          </table:table-cell>
          <table:table-cell table:style-name="Table1.A1" office:value-type="string">
            <text:p text:style-name="P4">Idc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><text:span text:style-name="T2">Agreed upon goals of this team</text:span></text:p>
      <text:p text:style-name="Standard"><text:span text:style-name="T3">These will be used by team to evaluate the </text:span><text:span text:style-name="T4">team</text:span><text:span text:style-name="T3"> at the end of the project.</text:span></text:p>
      <text:p text:style-name="P1"><text:span text:style-name="T3">- </text:span><text:span text:style-name="T7">Meet project deadline</text:span></text:p>
      <text:p text:style-name="P1"><text:span text:style-name="T7">- Add statistics/metrics and feedback</text:span></text:p>
      <text:p text:style-name="P1"><text:span text:style-name="T7">- mAkE MeMetaSTic</text:span></text:p>
      <text:p text:style-name="P1"><text:span text:style-name="T7">- Setting page for customization</text:span></text:p>
      <text:p text:style-name="P1"><text:span text:style-name="T7">- Include many items (i.e. images, text, sliders)</text:span></text:p>
      <text:p text:style-name="P1"><text:span text:style-name="T7">- Be gud</text:span></text:p>
      <text:p text:style-name="Standard"><text:span text:style-name="T2">Concepts being taught</text:span></text:p>
      <text:p text:style-name="P2">- We would like to teach users to type and offer practice materials wile keeping it interesting and not boring</text:p>
      <text:p text:style-name="P2">- How to use constructive criticism/feedback</text:p>
      <text:p text:style-name="Standard"><text:span text:style-name="T2">How team will function</text:span></text:p>
      <text:p text:style-name="P2">- Github used for source/version control</text:p>
      <text:p text:style-name="P2">- We will work mainly in class and individually outside of class</text:p>
      <text:p text:style-name="P2">- We may meet outside of class a few times</text:p>
      <text:p text:style-name="P2">- We will communicate over phone or pi<text:span text:style-name="T8">geon</text:span> mail</text:p>
      <text:p text:style-name="P2"/>
      <text:p text:style-name="Standard"><text:span text:style-name="T2">Expectations of team members</text:span></text:p>
      <text:p text:style-name="Standard"><text:span text:style-name="T3">These will be used by the team to evaluate </text:span><text:span text:style-name="T4">team members</text:span><text:span text:style-name="T3"> at the end of the project.</text:span></text:p>
      <text:p text:style-name="P7">- <text:span text:style-name="T8">Both of us are expected to contribute</text:span></text:p>
      <text:p text:style-name="P7"><text:soft-page-break/>- <text:span text:style-name="T8">Bailey will work on visuals</text:span></text:p>
      <text:p text:style-name="P7">- <text:span text:style-name="T8">Spencer will work on back end</text:span></text:p>
      <text:p text:style-name="P7">- <text:span text:style-name="T8">Bailey will set up and host on github</text:span></text:p>
      <text:p text:style-name="P7">- <text:span text:style-name="T8">we will split presentation responsibilities</text:span></text:p>
      <text:p text:style-name="P7"/>
      <text:p text:style-name="Standard"><text:span text:style-name="T2">Task list and person responsible</text:span></text:p>
      <text:p text:style-name="Standard"><text:span text:style-name="T3">This will be continually updated and turned in at the end of the project. It should include all aspects of the project not just programming. I have included some items that all teams need to do. Feel free to add more detail and add more tasks. <text:s/>Make sure you complete the dealine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Task</text:p>
            <text:p text:style-name="P3"/>
          </table:table-cell>
          <table:table-cell table:style-name="Table2.A1" office:value-type="string">
            <text:p text:style-name="P3">Deadline</text:p>
          </table:table-cell>
          <table:table-cell table:style-name="Table2.A1" office:value-type="string">
            <text:p text:style-name="P3">Person responsible</text:p>
          </table:table-cell>
        </table:table-row>
        <table:table-row table:style-name="Table2.1">
          <table:table-cell table:style-name="Table2.A1" office:value-type="string">
            <text:p text:style-name="P3">Team start up form turn in</text:p>
          </table:table-cell>
          <table:table-cell table:style-name="Table2.A1" office:value-type="string">
            <text:p text:style-name="P5">3/29/18</text:p>
          </table:table-cell>
          <table:table-cell table:style-name="Table2.A1" office:value-type="string">
            <text:p text:style-name="P5">Bailey</text:p>
          </table:table-cell>
        </table:table-row>
        <table:table-row table:style-name="Table2.1">
          <table:table-cell table:style-name="Table2.A1" office:value-type="string">
            <text:p text:style-name="P3">Programming GUI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3"><text:span text:style-name="T3">See table below for specific tasks</text:span></text:p>
          </table:table-cell>
        </table:table-row>
        <table:table-row table:style-name="Table2.1">
          <table:table-cell table:style-name="Table2.A1" office:value-type="string">
            <text:p text:style-name="P3">Testing (alpha)</text:p>
          </table:table-cell>
          <table:table-cell table:style-name="Table2.A1" office:value-type="string">
            <text:p text:style-name="P5">4/12/18</text:p>
          </table:table-cell>
          <table:table-cell table:style-name="Table2.A1" office:value-type="string">
            <text:p text:style-name="P5">Both</text:p>
          </table:table-cell>
        </table:table-row>
        <table:table-row table:style-name="Table2.1">
          <table:table-cell table:style-name="Table2.A1" office:value-type="string">
            <text:p text:style-name="P3">Testing (beta)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5">Both</text:p>
          </table:table-cell>
        </table:table-row>
        <table:table-row table:style-name="Table2.1">
          <table:table-cell table:style-name="Table2.A1" office:value-type="string">
            <text:p text:style-name="P3">Sales literature and instruction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5">Spencer</text:p>
          </table:table-cell>
        </table:table-row>
        <table:table-row table:style-name="Table2.1">
          <table:table-cell table:style-name="Table2.A1" office:value-type="string">
            <text:p text:style-name="P3">Team evaluation and reflection </text:p>
          </table:table-cell>
          <table:table-cell table:style-name="Table2.A1" office:value-type="string">
            <text:p text:style-name="P5">4/19/18</text:p>
          </table:table-cell>
          <table:table-cell table:style-name="Table2.A1" office:value-type="string">
            <text:p text:style-name="P3">All team members</text:p>
          </table:table-cell>
        </table:table-row>
      </table:table>
      <text:p text:style-name="Standard"/>
      <text:p text:style-name="Standard"><text:span text:style-name="T2">Outline of GUI</text:span></text:p>
      <text:p text:style-name="Standard"><text:span text:style-name="T3">Only list properties that are not defaul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Object type and tag</text:p>
          </table:table-cell>
          <table:table-cell table:style-name="Table3.A1" office:value-type="string">
            <text:p text:style-name="P3">Property</text:p>
          </table:table-cell>
          <table:table-cell table:style-name="Table3.A1" office:value-type="string">
            <text:p text:style-name="P3">Action when interacted with<text:bookmark text:name="_GoBack"/> by user – this will be a callback</text:p>
          </table:table-cell>
          <table:table-cell table:style-name="Table3.A1" office:value-type="string">
            <text:p text:style-name="P3">Person responsible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Standard"><text:span text:style-name="T2">Test case(s) used and outcome</text:span></text:p>
      <text:p text:style-name="Standard"><text:span text:style-name="T5">You might not be able to complete this until you start working on the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a Honken</meta:initial-creator>
    <meta:editing-cycles>3</meta:editing-cycles>
    <meta:creation-date>2018-03-29T14:35:00</meta:creation-date>
    <dc:date>2018-03-29T13:31:32.441290307</dc:date>
    <meta:editing-duration>PT6M11S</meta:editing-duration>
    <meta:generator>LibreOffice/5.4.5.1$Linux_X86_64 LibreOffice_project/40m0$Build-1</meta:generator>
    <meta:document-statistic meta:table-count="3" meta:image-count="0" meta:object-count="0" meta:page-count="2" meta:paragraph-count="69" meta:word-count="354" meta:character-count="2063" meta:non-whitespace-character-count="17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